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4.249cm" style:rel-column-width="16382*"/>
    </style:style>
    <style:style style:name="Tabla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a1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style:text-blinking="false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1fc5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1fc5d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style:text-blinking="fals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style:font-name="Liberation Serif" fo:font-style="italic" style:text-blinking="false"/>
    </style:style>
    <style:style style:name="T6" style:family="text">
      <style:text-properties fo:font-variant="normal" fo:text-transform="none" style:font-name="Liberation Serif" fo:font-style="italic" style:text-blinking="false" fo:background-color="transparent" loext:char-shading-value="0"/>
    </style:style>
    <style:style style:name="T7" style:family="text">
      <style:text-properties fo:font-variant="normal" fo:text-transform="none" style:font-name="Liberation Serif" fo:font-style="italic" officeooo:rsid="001fc5d8" style:text-blinking="false" fo:background-color="transparent" loext:char-shading-value="0"/>
    </style:style>
    <style:style style:name="T8" style:family="text">
      <style:text-properties fo:font-variant="normal" fo:text-transform="none" style:font-name="Liberation Serif" fo:font-style="italic" officeooo:rsid="001fc5d8" style:text-blinking="false"/>
    </style:style>
    <number:number-style style:name="N20000" number:language="es" number:country="ES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4"/>
        <table:table-row>
          <table:table-cell table:style-name="Tabla1.A1" table:number-columns-spanned="4" office:value-type="string">
            <text:p text:style-name="P1">Tipus de Llicències de Software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6"><text:span text:style-name="T1">CopyRight</text:span></text:p>
            <text:p text:style-name="P4"><text:span text:style-name="T1">Propietari</text:span></text:p>
            <text:p text:style-name="P4"><text:span text:style-name="T1">Freeware</text:span></text:p>
            <text:p text:style-name="P4"><text:span text:style-name="T1">Shareware</text:span></text:p>
            <text:p text:style-name="P4"><text:span text:style-name="T1">Freemium</text:span></text:p>
            <text:p text:style-name="P4"><text:span text:style-name="T5">Trade secret</text:span></text:p>
            <text:p text:style-name="P4"><text:span text:style-name="T5">...</text:span></text:p>
          </table:table-cell>
          <table:table-cell table:style-name="Tabla1.B2" office:value-type="float" office:value="0">
            <text:p text:style-name="P6"><text:span text:style-name="T1">Copyleft</text:span></text:p>
            <text:p text:style-name="P4"><text:span text:style-name="T5">FreeSoftware</text:span></text:p>
            <text:p text:style-name="P5"><text:span text:style-name="T5">...</text:span></text:p>
            <text:p text:style-name="P5"><text:span text:style-name="T5">…</text:span></text:p>
            <text:p text:style-name="P5"><text:span text:style-name="T5">…</text:span></text:p>
            <text:p text:style-name="P5"><text:span text:style-name="T5">…</text:span></text:p>
            <text:p text:style-name="P5"><text:span text:style-name="T5">...</text:span></text:p>
          </table:table-cell>
          <table:table-cell table:style-name="Tabla1.B2" office:value-type="float" office:value="0">
            <text:p text:style-name="P6"><text:span text:style-name="T3"><text:s/></text:span><text:span text:style-name="T1">Open Source</text:span></text:p>
            <text:p text:style-name="P4"><text:span text:style-name="T1">Apache</text:span></text:p>
            <text:p text:style-name="P4"><text:span text:style-name="T5">MIT</text:span></text:p>
            <text:p text:style-name="P4"><text:span text:style-name="T5">BSD</text:span></text:p>
            <text:p text:style-name="P4"><text:span text:style-name="T5">GNU</text:span></text:p>
            <text:p text:style-name="P4"><text:span text:style-name="T5">Mozilla</text:span></text:p>
            <text:p text:style-name="P4"><text:span text:style-name="T5">Academic</text:span></text:p>
          </table:table-cell>
          <table:table-cell table:style-name="Tabla1.D2" office:value-type="string">
            <text:p text:style-name="P6"><text:span text:style-name="T1">Creative Common</text:span></text:p>
            <text:p text:style-name="P5"><text:span text:style-name="T5">CC B</text:span><text:span text:style-name="T8">Y</text:span><text:span text:style-name="T5">CC </text:span></text:p>
            <text:p text:style-name="P5"><text:span text:style-name="T5">BY-SA</text:span></text:p>
            <text:p text:style-name="P4"><text:span text:style-name="T5">CC BY-NC</text:span></text:p>
            <text:p text:style-name="P4"><text:span text:style-name="T5">CC BY-NC-SA</text:span></text:p>
            <text:p text:style-name="P5"><text:span text:style-name="T5">C BY-ND</text:span></text:p>
            <text:p text:style-name="P5"><text:span text:style-name="T5">CC BY-NC-ND</text:span></text:p>
          </table:table-cell>
        </table:table-row>
      </table:table>
      <text:p text:style-name="P3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0:32:07.119561447</meta:creation-date>
    <dc:date>2022-12-01T10:42:53.400040546</dc:date>
    <meta:editing-duration>PT35S</meta:editing-duration>
    <meta:editing-cycles>1</meta:editing-cycles>
    <meta:document-statistic meta:table-count="1" meta:image-count="0" meta:object-count="0" meta:page-count="1" meta:paragraph-count="29" meta:word-count="41" meta:character-count="226" meta:non-whitespace-character-count="212"/>
    <meta:generator>LibreOffice/7.3.7.2$Linux_X86_64 LibreOffice_project/30$Build-2</meta:generator>
  </office:meta>
</office:document-meta>
</file>